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7555in" svg:height="5.4913in" svg:x="5.8323in" svg:y="1.1606in">
            <draw:object draw:notify-on-update-of-ranges="Sheet1.A1:Sheet1.A1 Sheet1.A2:Sheet1.A16 Sheet1.B1:Sheet1.B1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39" calcext:value-type="float">
            <text:p>5.39</text:p>
          </table:table-cell>
        </table:table-row>
      </table:table>
      <table:table table:name="Sheet2" table:style-name="ta1">
        <table:shapes>
          <draw:frame draw:z-index="0" draw:style-name="gr1" draw:text-style-name="P1" svg:width="11.313in" svg:height="5.0717in" svg:x="4.9756in" svg:y="1.276in">
            <draw:object draw:notify-on-update-of-ranges="Sheet2.A1:Sheet2.A1 Sheet2.A2:Sheet2.A16 Sheet2.B1:Sheet2.B1 Sheet2.B2:Sheet2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03" calcext:value-type="float">
            <text:p>5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7:43:23.461634819</meta:creation-date>
    <dc:date>2023-11-13T19:52:30.859132828</dc:date>
    <meta:editing-duration>PT1H18M6S</meta:editing-duration>
    <meta:editing-cycles>1</meta:editing-cycles>
    <meta:document-statistic meta:table-count="2" meta:cell-count="64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8cm" svg:height="13.949cm" xlink:href=".." xlink:type="simple" chart:class="chart:line" chart:style-name="ch1">
        <chart:title svg:x="11.579cm" svg:y="0.414cm" chart:style-name="ch2">
          <text:p>View 1 </text:p>
        </chart:title>
        <chart:legend chart:legend-position="end" svg:x="22.087cm" svg:y="6.675cm" style:legend-expansion="high" chart:style-name="ch3"/>
        <chart:plot-area chart:style-name="ch4" table:cell-range-address="Sheet1.A1:Sheet1.B16" chart:data-source-has-labels="both" svg:x="1.506cm" svg:y="1.471cm" svg:width="20.086cm" svg:height="11.219cm">
          <chart:coordinate-region svg:x="1.942cm" svg:y="1.671cm" svg:width="19.463cm" svg:height="10.372cm"/>
          <chart:axis chart:dimension="x" chart:name="primary-x" chart:style-name="ch5" chartooo:axis-type="auto">
            <chartooo:date-scale/>
            <chart:title svg:x="10.896cm" svg:y="12.968cm" chart:style-name="ch6">
              <text:p>Threads</text:p>
            </chart:title>
            <chart:categories table:cell-range-address="Sheet1.A2:Sheet1.A16"/>
          </chart:axis>
          <chart:axis chart:dimension="y" chart:name="primary-y" chart:style-name="ch5">
            <chart:title svg:x="0.451cm" svg:y="8.659cm" chart:style-name="ch7">
              <text:p>Speedup percentage</text:p>
            </chart:title>
            <chart:grid chart:style-name="ch8" chart:class="major"/>
          </chart:axis>
          <chart:series chart:style-name="ch9" chart:values-cell-range-address="Sheet1.B2:Sheet1.B16" chart:label-cell-address="Sheet1.B1:Sheet1.B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1.99">
                <text:p>1.99</text:p>
                <draw:g>
                  <svg:desc>Sheet1.B2:Sheet1.B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39">
                <text:p>5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36cm" svg:height="12.883cm" xlink:href=".." xlink:type="simple" chart:class="chart:line" chart:style-name="ch1">
        <chart:title svg:x="13.557cm" svg:y="0.393cm" chart:style-name="ch2">
          <text:p>View 2 </text:p>
        </chart:title>
        <chart:legend chart:legend-position="end" svg:x="26.043cm" svg:y="6.142cm" style:legend-expansion="high" chart:style-name="ch3"/>
        <chart:plot-area chart:style-name="ch4" table:cell-range-address="Sheet2.A1:Sheet2.B16" chart:data-source-has-labels="both" svg:x="1.585cm" svg:y="1.429cm" svg:width="23.884cm" svg:height="10.216cm">
          <chart:coordinate-region svg:x="2.021cm" svg:y="1.628cm" svg:width="23.261cm" svg:height="9.37cm"/>
          <chart:axis chart:dimension="x" chart:name="primary-x" chart:style-name="ch5" chartooo:axis-type="auto">
            <chartooo:date-scale/>
            <chart:title svg:x="12.874cm" svg:y="11.902cm" chart:style-name="ch6">
              <text:p>Threads</text:p>
            </chart:title>
            <chart:categories table:cell-range-address="Sheet2.A2:Sheet2.A16"/>
          </chart:axis>
          <chart:axis chart:dimension="y" chart:name="primary-y" chart:style-name="ch5">
            <chart:title svg:x="0.451cm" svg:y="8.129cm" chart:style-name="ch7">
              <text:p>Speedup Percentage</text:p>
            </chart:title>
            <chart:grid chart:style-name="ch8" chart:class="major"/>
          </chart:axis>
          <chart:series chart:style-name="ch9" chart:values-cell-range-address="Sheet2.B2:Sheet2.B16" chart:label-cell-address="Sheet2.B1:Sheet2.B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2:Sheet2.A16</svg:desc>
                </draw:g>
              </table:table-cell>
              <table:table-cell office:value-type="float" office:value="0.99">
                <text:p>0.99</text:p>
                <draw:g>
                  <svg:desc>Sheet2.B2:Sheet2.B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03">
                <text:p>5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